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WorkspaceInconsistency.fromString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nWorkspaceInconsistency.handleMissingChildNode( NoSuchItemStateException exception , QueryHandler handler , Path path , NodeState node , ChildNodeEntry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nWorkspaceInconsistenc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WorkspaceInconsistency.OnWorkspaceInconsistenc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